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38017" officeooo:paragraph-rsid="00138017"/>
    </style:style>
    <style:style style:name="P2" style:family="paragraph" style:parent-style-name="Text_20_body">
      <style:text-properties officeooo:rsid="001508b8" officeooo:paragraph-rsid="001508b8"/>
    </style:style>
    <style:style style:name="P3" style:family="paragraph" style:parent-style-name="Text_20_body">
      <style:text-properties officeooo:rsid="00150f73" officeooo:paragraph-rsid="00150f73"/>
    </style:style>
    <style:style style:name="P4" style:family="paragraph" style:parent-style-name="Text_20_body">
      <style:text-properties fo:font-weight="bold" officeooo:rsid="00150f73" officeooo:paragraph-rsid="00150f73" style:font-weight-asian="bold" style:font-weight-complex="bold"/>
    </style:style>
    <style:style style:name="P5" style:family="paragraph" style:parent-style-name="Text_20_body">
      <style:text-properties officeooo:rsid="00166b0f" officeooo:paragraph-rsid="00166b0f"/>
    </style:style>
    <style:style style:name="P6" style:family="paragraph" style:parent-style-name="Text_20_body">
      <style:text-properties officeooo:rsid="00166b0f" officeooo:paragraph-rsid="00166b0f"/>
    </style:style>
    <style:style style:name="P7" style:family="paragraph" style:parent-style-name="Text_20_body">
      <style:text-properties officeooo:rsid="001d49f6" officeooo:paragraph-rsid="001d49f6"/>
    </style:style>
    <style:style style:name="P8" style:family="paragraph" style:parent-style-name="Text_20_body">
      <style:text-properties fo:font-weight="bold" officeooo:rsid="001d49f6" officeooo:paragraph-rsid="001d49f6" style:font-weight-asian="bold" style:font-weight-complex="bold"/>
    </style:style>
    <style:style style:name="P9" style:family="paragraph" style:parent-style-name="Text_20_body">
      <style:text-properties fo:font-weight="normal" officeooo:rsid="001d49f6" officeooo:paragraph-rsid="001d49f6" style:font-weight-asian="normal" style:font-weight-complex="normal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0000" loext:char-shading-value="0"/>
    </style:style>
    <style:style style:name="T3" style:family="text">
      <style:text-properties fo:background-color="#2a6099" loext:char-shading-value="0"/>
    </style:style>
    <style:style style:name="T4" style:family="text">
      <style:text-properties officeooo:rsid="00150f73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LICACIONES WEB</text:p>
      <text:p text:style-name="P1">HTML: Hyper Text Mark Language</text:p>
      <text:p text:style-name="P1">Página Web: Estáticas y Dinámicas</text:p>
      <text:p text:style-name="P1">El archivo con el código fuente es (.html). Se puede testear con cualquier navegador y se puede modificar con un editor.</text:p>
      <text:p text:style-name="P2">&lt;HTML&gt; <text:span text:style-name="T4">(inicio del código)</text:span></text:p>
      <text:p text:style-name="P2"><text:s text:c="7"/>&lt;HEAD&gt; <text:span text:style-name="T4">Cabecera</text:span></text:p>
      <text:p text:style-name="P2"><text:s text:c="7"/>&lt;/HEAD&gt;<text:span text:style-name="T4">Fin cabecera</text:span></text:p>
      <text:p text:style-name="P2"><text:s text:c="7"/>&lt;BODY&gt;<text:span text:style-name="T4">Cuerpo del código</text:span></text:p>
      <text:p text:style-name="P2"><text:s text:c="6"/></text:p>
      <text:p text:style-name="P2"/>
      <text:p text:style-name="P2"/>
      <text:p text:style-name="P2"><text:s text:c="7"/>&lt;/BODY&gt;<text:span text:style-name="T4">Fin Cuerpo</text:span></text:p>
      <text:p text:style-name="P2">&lt;/HTML&gt; <text:span text:style-name="T4">(final del código)</text:span></text:p>
      <text:p text:style-name="P2"/>
      <text:p text:style-name="P2"><text:span text:style-name="T1">Protocolo </text:span><text:s/><text:span text:style-name="T2">WEB</text:span> <text:span text:style-name="T3">Dominio</text:span></text:p>
      <text:p text:style-name="P2"><text:s text:c="9"/><text:span text:style-name="T1">http:/</text:span><text:span text:style-name="T2">www</text:span>.<text:span text:style-name="T3">abc.es</text:span></text:p>
      <text:p text:style-name="P3">[ <text:s text:c="16"/>URL <text:s text:c="14"/>]</text:p>
      <text:p text:style-name="P3"/>
      <text:p text:style-name="P4">ETIQUETAS</text:p>
      <text:p text:style-name="P3">Se pueden añadir atributos “Propiedades”, solo al inicio.</text:p>
      <text:p text:style-name="P5">&lt;font&gt; sirve para cambiar fuente de letra,tamaño y color con las variables:</text:p>
      <text:p text:style-name="P5">-size=”(tamaño)”</text:p>
      <text:p text:style-name="P5">-color=”(color)”</text:p>
      <text:p text:style-name="P5">-face=”(fuente)”</text:p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FORMULARIOS</text:p>
      <text:p text:style-name="P9">&lt;form method=”POST/GET”&gt;</text:p>
      <text:p text:style-name="P7"><text:span text:style-name="T5"><text:tab/>&lt;input type=”(checkbox,radio,text) “</text:span></text:p>
      <text:p text:style-name="P7"><text:span text:style-name="T5">-Checkbox: Casilla de verificación</text:span></text:p>
      <text:p text:style-name="P7"><text:span text:style-name="T5">-Radio: botón pulsador</text:span></text:p>
      <text:p text:style-name="P7"><text:span text:style-name="T5">-Text: Introducir Tex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0:44:57.470000000</meta:creation-date>
    <dc:date>2019-10-22T08:50:30.998000000</dc:date>
    <meta:editing-duration>PT17M9S</meta:editing-duration>
    <meta:editing-cycles>4</meta:editing-cycles>
    <meta:generator>LibreOffice/6.1.5.2$Windows_X86_64 LibreOffice_project/90f8dcf33c87b3705e78202e3df5142b201bd805</meta:generator>
    <meta:document-statistic meta:table-count="0" meta:image-count="0" meta:object-count="0" meta:page-count="2" meta:paragraph-count="26" meta:word-count="97" meta:character-count="783" meta:non-whitespace-character-count="636"/>
  </office:meta>
</office:document-meta>
</file>